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font-weight-complex="bold" style:text-underline-type="single" style:text-underline-style="solid" style:text-underline-width="auto" style:text-underline-mode="continuous" fo:language="en" fo:country="GB"/>
    </style:style>
    <style:style style:name="P2" style:parent-style-name="Normal" style:family="paragraph">
      <style:text-properties style:font-name="Calibri" style:font-name-complex="Calibri" fo:font-weight="bold" style:font-weight-asian="bold" style:font-weight-complex="bold" fo:font-size="10pt" style:font-size-asian="10pt" style:font-size-complex="10pt" fo:background-color="#00FFFF" fo:language="en" fo:country="GB"/>
    </style:style>
    <style:style style:name="T3" style:parent-style-name="DefaultParagraphFont" style:family="text">
      <style:text-properties style:font-name="Calibri" style:font-name-complex="Calibri" fo:font-size="10pt" style:font-size-asian="10pt" style:font-size-complex="10pt" fo:language="en" fo:country="GB"/>
    </style:style>
    <style:style style:name="T4" style:parent-style-name="DefaultParagraphFont" style:family="text">
      <style:text-properties style:font-name="Calibri" style:font-name-complex="Calibri" fo:font-size="10pt" style:font-size-asian="10pt" style:font-size-complex="10pt" fo:background-color="#FFFFFF" fo:language="en" fo:country="GB"/>
    </style:style>
    <style:style style:name="T5" style:parent-style-name="DefaultParagraphFont" style:family="text">
      <style:text-properties style:font-name="Calibri" style:font-name-complex="Calibri" fo:font-size="10pt" style:font-size-asian="10pt" style:font-size-complex="10pt" fo:background-color="#FFFFFF" fo:language="en" fo:country="GB"/>
    </style:style>
    <style:style style:name="T6" style:parent-style-name="DefaultParagraphFont" style:family="text">
      <style:text-properties style:font-name="Calibri" style:font-name-complex="Calibri" fo:font-size="10pt" style:font-size-asian="10pt" style:font-size-complex="10pt" fo:language="en" fo:country="GB"/>
    </style:style>
    <style:style style:name="T7" style:parent-style-name="DefaultParagraphFont" style:family="text">
      <style:text-properties style:font-name="Calibri" style:font-name-complex="Calibri" fo:font-size="10pt" style:font-size-asian="10pt" style:font-size-complex="10pt" fo:background-color="#FFFFFF" fo:language="en" fo:country="GB"/>
    </style:style>
    <style:style style:name="T8" style:parent-style-name="DefaultParagraphFont" style:family="text">
      <style:text-properties style:font-name="Calibri" style:font-name-complex="Calibri" fo:font-size="10pt" style:font-size-asian="10pt" style:font-size-complex="10pt" fo:background-color="#FFFFFF" fo:language="en" fo:country="GB"/>
    </style:style>
    <style:style style:name="T9" style:parent-style-name="Strong" style:family="text">
      <style:text-properties style:font-name="Calibri" style:font-name-complex="Calibri" fo:font-size="10pt" style:font-size-asian="10pt" style:font-size-complex="10pt" fo:background-color="#FFFFFF" fo:language="en" fo:country="GB"/>
    </style:style>
    <style:style style:name="T10" style:parent-style-name="DefaultParagraphFont" style:family="text">
      <style:text-properties style:font-name="Calibri" style:font-name-complex="Calibri" fo:font-size="10pt" style:font-size-asian="10pt" style:font-size-complex="10pt" fo:background-color="#FFFFFF" fo:language="en" fo:country="GB"/>
    </style:style>
    <style:style style:name="T11" style:parent-style-name="Strong" style:family="text">
      <style:text-properties style:font-name="Calibri" style:font-name-complex="Calibri" fo:font-size="10pt" style:font-size-asian="10pt" style:font-size-complex="10pt" fo:background-color="#FFFFFF" fo:language="en" fo:country="GB"/>
    </style:style>
    <style:style style:name="T12" style:parent-style-name="DefaultParagraphFont" style:family="text">
      <style:text-properties style:font-name="Calibri" style:font-name-complex="Calibri" fo:font-weight="bold" style:font-weight-asian="bold" style:font-weight-complex="bold" fo:font-size="10pt" style:font-size-asian="10pt" style:font-size-complex="10pt" fo:background-color="#FFFF00" fo:language="en" fo:country="GB"/>
    </style:style>
    <style:style style:name="P13" style:parent-style-name="Normal" style:family="paragraph">
      <style:text-properties style:font-name="Calibri" style:font-name-complex="Calibri" fo:font-size="10pt" style:font-size-asian="10pt" style:font-size-complex="10pt" fo:language="en" fo:country="GB"/>
    </style:style>
    <style:style style:name="P14" style:parent-style-name="Normal" style:family="paragraph">
      <style:text-properties style:font-name="Calibri" style:font-name-complex="Calibri" fo:font-size="10pt" style:font-size-asian="10pt" style:font-size-complex="10pt" fo:language="en" fo:country="GB"/>
    </style:style>
    <style:style style:name="P15" style:parent-style-name="Normal" style:family="paragraph">
      <style:text-properties style:font-name="Calibri" style:font-name-complex="Calibri" fo:font-size="10pt" style:font-size-asian="10pt" style:font-size-complex="10pt" fo:language="en" fo:country="GB"/>
    </style:style>
    <style:style style:name="P16" style:parent-style-name="Normal" style:family="paragraph">
      <style:text-properties style:font-name="Calibri" style:font-name-complex="Calibri" fo:font-size="10pt" style:font-size-asian="10pt" style:font-size-complex="10pt" fo:language="en" fo:country="GB"/>
    </style:style>
    <style:style style:name="P17" style:parent-style-name="ListParagraph" style:list-style-name="LFO1" style:family="paragraph">
      <style:text-properties style:font-name="Calibri" style:font-name-complex="Calibri" fo:font-size="10pt" style:font-size-asian="10pt" style:font-size-complex="10pt" fo:language="en" fo:country="GB"/>
    </style:style>
    <style:style style:name="P18" style:parent-style-name="ListParagraph" style:list-style-name="LFO1" style:family="paragraph">
      <style:text-properties style:font-name="Calibri" style:font-name-complex="Calibri" fo:font-size="10pt" style:font-size-asian="10pt" style:font-size-complex="10pt" fo:language="en" fo:country="GB"/>
    </style:style>
    <style:style style:name="T19" style:parent-style-name="DefaultParagraphFont" style:family="text">
      <style:text-properties style:font-name="Calibri" style:font-name-complex="Calibri" fo:font-weight="bold" style:font-weight-asian="bold" style:font-weight-complex="bold" fo:font-size="10pt" style:font-size-asian="10pt" style:font-size-complex="10pt" fo:background-color="#FFFF00" fo:language="en" fo:country="GB"/>
    </style:style>
    <style:style style:name="P20" style:parent-style-name="Normal" style:family="paragraph">
      <style:text-properties style:font-name="Calibri" style:font-name-complex="Calibri" fo:font-size="10pt" style:font-size-asian="10pt" style:font-size-complex="10pt" fo:language="en" fo:country="GB"/>
    </style:style>
    <style:style style:name="P21" style:parent-style-name="Normal" style:family="paragraph">
      <style:text-properties style:font-name="Calibri" style:font-name-complex="Calibri" fo:font-size="10pt" style:font-size-asian="10pt" style:font-size-complex="10pt" fo:language="en" fo:country="GB"/>
    </style:style>
    <style:style style:name="P22" style:parent-style-name="Normal" style:family="paragraph">
      <style:text-properties style:font-name="Calibri" style:font-name-complex="Calibri" fo:font-size="10pt" style:font-size-asian="10pt" style:font-size-complex="10pt" fo:language="en" fo:country="GB"/>
    </style:style>
    <style:style style:name="P23" style:parent-style-name="Normal" style:family="paragraph">
      <style:text-properties style:font-name="Calibri" style:font-name-complex="Calibri" fo:font-weight="bold" style:font-weight-asian="bold" style:font-weight-complex="bold" fo:font-size="10pt" style:font-size-asian="10pt" style:font-size-complex="10pt" fo:language="en" fo:country="GB"/>
    </style:style>
    <style:style style:name="P24" style:parent-style-name="Normal" style:family="paragraph">
      <style:text-properties style:font-name="Calibri" style:font-name-complex="Calibri" fo:font-size="10pt" style:font-size-asian="10pt" style:font-size-complex="10pt" fo:language="en" fo:country="GB"/>
    </style:style>
    <style:style style:name="T25" style:parent-style-name="DefaultParagraphFont" style:family="text">
      <style:text-properties style:font-name="Calibri" style:font-name-complex="Calibri" fo:font-weight="bold" style:font-weight-asian="bold" style:font-weight-complex="bold" fo:font-size="10pt" style:font-size-asian="10pt" style:font-size-complex="10pt" fo:background-color="#00FFFF" fo:language="en" fo:country="GB"/>
    </style:style>
    <style:style style:name="P26" style:parent-style-name="Normal" style:family="paragraph">
      <style:paragraph-properties fo:text-align="justify"/>
    </style:style>
    <style:style style:name="T27" style:parent-style-name="DefaultParagraphFont" style:family="text">
      <style:text-properties style:font-name="Calibri" style:font-name-complex="Calibri" fo:font-size="10pt" style:font-size-asian="10pt" style:font-size-complex="10pt" fo:language="en" fo:country="GB"/>
    </style:style>
    <style:style style:name="T28"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P29" style:parent-style-name="Normal" style:family="paragraph">
      <style:paragraph-properties fo:text-align="justify"/>
    </style:style>
    <style:style style:name="T30"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31" style:parent-style-name="DefaultParagraphFont" style:family="text">
      <style:text-properties style:font-name="Calibri" style:font-name-complex="Calibri" fo:color="#333333" fo:font-size="10pt" style:font-size-asian="10pt" style:font-size-complex="10pt" fo:language="en" fo:country="GB"/>
    </style:style>
    <style:style style:name="P32" style:parent-style-name="NormalWeb" style:family="paragraph">
      <style:paragraph-properties fo:text-align="justify" fo:margin-top="0in" fo:margin-bottom="0.1041in" fo:background-color="#FFFFFF"/>
      <style:text-properties style:font-name="Calibri" style:font-name-complex="Calibri" fo:color="#333333" fo:font-size="10pt" style:font-size-asian="10pt" style:font-size-complex="10pt"/>
    </style:style>
    <style:style style:name="P33" style:parent-style-name="Normal" style:family="paragraph">
      <style:paragraph-properties fo:text-align="justify"/>
    </style:style>
    <style:style style:name="T34"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35" style:parent-style-name="Emphasis" style:family="text">
      <style:text-properties style:font-name="Calibri" style:font-name-complex="Calibri" fo:color="#333333" fo:font-size="10pt" style:font-size-asian="10pt" style:font-size-complex="10pt" fo:background-color="#FFFFFF" fo:language="en" fo:country="GB"/>
    </style:style>
    <style:style style:name="T36"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37" style:parent-style-name="Strong" style:family="text">
      <style:text-properties style:font-name="Calibri" style:font-name-complex="Calibri" fo:color="#333333" fo:font-size="10pt" style:font-size-asian="10pt" style:font-size-complex="10pt" fo:background-color="#FFFFFF" fo:language="en" fo:country="GB"/>
    </style:style>
    <style:style style:name="T38"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P39" style:parent-style-name="Normal" style:family="paragraph">
      <style:paragraph-properties fo:text-align="justify"/>
    </style:style>
    <style:style style:name="T40"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41" style:parent-style-name="DefaultParagraphFont" style:family="text">
      <style:text-properties style:font-name="Calibri" style:font-name-complex="Calibri" fo:font-weight="bold" style:font-weight-asian="bold" style:font-weight-complex="bold" fo:color="#333333" fo:font-size="10pt" style:font-size-asian="10pt" style:font-size-complex="10pt" fo:background-color="#FFFFFF" fo:language="en" fo:country="GB"/>
    </style:style>
    <style:style style:name="T42"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43" style:parent-style-name="DefaultParagraphFont" style:family="text">
      <style:text-properties style:font-name="Calibri" style:font-name-complex="Calibri" fo:font-weight="bold" style:font-weight-asian="bold" style:font-weight-complex="bold" fo:color="#333333" fo:font-size="10pt" style:font-size-asian="10pt" style:font-size-complex="10pt" fo:background-color="#FFFFFF" fo:language="en" fo:country="GB"/>
    </style:style>
    <style:style style:name="T44"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P45" style:parent-style-name="Normal" style:family="paragraph">
      <style:paragraph-properties fo:text-align="justify"/>
      <style:text-properties style:font-name="Calibri" style:font-name-complex="Calibri" fo:color="#333333" fo:font-size="10pt" style:font-size-asian="10pt" style:font-size-complex="10pt" fo:background-color="#FFFFFF" fo:language="en" fo:country="GB"/>
    </style:style>
    <style:style style:name="P46" style:parent-style-name="Normal" style:family="paragraph">
      <style:text-properties style:font-name="Calibri" style:font-name-complex="Calibri" fo:font-weight="bold" style:font-weight-asian="bold" style:font-weight-complex="bold" fo:font-size="10pt" style:font-size-asian="10pt" style:font-size-complex="10pt" fo:background-color="#00FFFF" fo:language="en" fo:country="GB"/>
    </style:style>
    <style:style style:name="P47" style:parent-style-name="Normal" style:family="paragraph">
      <style:paragraph-properties fo:text-align="justify"/>
    </style:style>
    <style:style style:name="T48"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49" style:parent-style-name="Strong" style:family="text">
      <style:text-properties style:font-name="Calibri" style:font-name-complex="Calibri" fo:color="#333333" fo:font-size="10pt" style:font-size-asian="10pt" style:font-size-complex="10pt" fo:background-color="#FFFFFF" fo:language="en" fo:country="GB"/>
    </style:style>
    <style:style style:name="T50"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P51" style:parent-style-name="Normal" style:family="paragraph">
      <style:paragraph-properties fo:text-align="justify"/>
    </style:style>
    <style:style style:name="T52"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53" style:parent-style-name="Strong" style:family="text">
      <style:text-properties style:font-name="Calibri" style:font-name-complex="Calibri" fo:color="#333333" fo:font-size="10pt" style:font-size-asian="10pt" style:font-size-complex="10pt" fo:background-color="#FFFFFF" fo:language="en" fo:country="GB"/>
    </style:style>
    <style:style style:name="T54"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55" style:parent-style-name="Strong" style:family="text">
      <style:text-properties style:font-name="Calibri" style:font-name-complex="Calibri" fo:color="#333333" fo:font-size="10pt" style:font-size-asian="10pt" style:font-size-complex="10pt" fo:background-color="#FFFFFF" fo:language="en" fo:country="GB"/>
    </style:style>
    <style:style style:name="T56"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P57" style:parent-style-name="Normal" style:family="paragraph">
      <style:paragraph-properties fo:text-align="justify"/>
      <style:text-properties style:font-name="Calibri" style:font-name-complex="Calibri" fo:color="#333333" fo:font-size="10pt" style:font-size-asian="10pt" style:font-size-complex="10pt" fo:background-color="#FFFFFF" fo:language="en" fo:country="GB"/>
    </style:style>
    <style:style style:name="T58" style:parent-style-name="DefaultParagraphFont" style:family="text">
      <style:text-properties style:font-name="Calibri" style:font-name-complex="Calibri" fo:font-size="10pt" style:font-size-asian="10pt" style:font-size-complex="10pt" fo:background-color="#FFFF00" fo:language="en" fo:country="GB"/>
    </style:style>
    <style:style style:name="T59" style:parent-style-name="DefaultParagraphFont" style:family="text">
      <style:text-properties style:font-name="Calibri" style:font-name-complex="Calibri" fo:font-size="10pt" style:font-size-asian="10pt" style:font-size-complex="10pt" fo:language="en" fo:country="GB"/>
    </style:style>
    <style:style style:name="P60" style:parent-style-name="Normal" style:family="paragraph">
      <style:text-properties style:font-name="Calibri" style:font-name-complex="Calibri" fo:font-size="10pt" style:font-size-asian="10pt" style:font-size-complex="10pt" fo:language="en" fo:country="GB"/>
    </style:style>
    <style:style style:name="P61" style:parent-style-name="Normal" style:family="paragraph">
      <style:text-properties style:font-name="Calibri" style:font-name-complex="Calibri" fo:font-size="10pt" style:font-size-asian="10pt" style:font-size-complex="10pt" fo:language="en" fo:country="GB"/>
    </style:style>
    <style:style style:name="P62" style:parent-style-name="Normal" style:family="paragraph">
      <style:text-properties style:font-name="Calibri" style:font-name-complex="Calibri" fo:font-size="10pt" style:font-size-asian="10pt" style:font-size-complex="10pt" fo:language="en" fo:country="GB"/>
    </style:style>
    <style:style style:name="P63" style:parent-style-name="Normal" style:family="paragraph">
      <style:text-properties style:font-name="Calibri" style:font-name-complex="Calibri" fo:font-size="10pt" style:font-size-asian="10pt" style:font-size-complex="10pt" fo:language="en" fo:country="GB"/>
    </style:style>
    <style:style style:name="P64" style:parent-style-name="Normal" style:family="paragraph">
      <style:text-properties style:font-name="Calibri" style:font-name-complex="Calibri" fo:font-size="10pt" style:font-size-asian="10pt" style:font-size-complex="10pt" fo:language="en" fo:country="GB"/>
    </style:style>
    <style:style style:name="T65" style:parent-style-name="DefaultParagraphFont" style:family="text">
      <style:text-properties style:font-name="Calibri" style:font-name-complex="Calibri" fo:font-size="10pt" style:font-size-asian="10pt" style:font-size-complex="10pt" fo:background-color="#FFFF00" fo:language="en" fo:country="GB"/>
    </style:style>
    <style:style style:name="T66" style:parent-style-name="DefaultParagraphFont" style:family="text">
      <style:text-properties style:font-name="Calibri" style:font-name-complex="Calibri" fo:font-size="10pt" style:font-size-asian="10pt" style:font-size-complex="10pt" fo:language="en" fo:country="GB"/>
    </style:style>
    <style:style style:name="P67" style:parent-style-name="Normal" style:family="paragraph">
      <style:text-properties style:font-name="Calibri" style:font-name-complex="Calibri" fo:font-size="10pt" style:font-size-asian="10pt" style:font-size-complex="10pt" fo:language="en" fo:country="GB"/>
    </style:style>
    <style:style style:name="P68" style:parent-style-name="Normal" style:family="paragraph">
      <style:text-properties style:font-name="Calibri" style:font-name-complex="Calibri" fo:font-size="10pt" style:font-size-asian="10pt" style:font-size-complex="10pt" fo:language="en" fo:country="GB"/>
    </style:style>
    <style:style style:name="T69" style:parent-style-name="DefaultParagraphFont" style:family="text">
      <style:text-properties style:font-name="Calibri" style:font-name-complex="Calibri" fo:color="#333333" fo:font-size="10pt" style:font-size-asian="10pt" style:font-size-complex="10pt" fo:background-color="#00FFFF" fo:language="en" fo:country="GB"/>
    </style:style>
    <style:style style:name="T70"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71" style:parent-style-name="Emphasis" style:family="text">
      <style:text-properties style:font-name="Calibri" style:font-name-complex="Calibri" fo:color="#333333" fo:font-size="10pt" style:font-size-asian="10pt" style:font-size-complex="10pt" fo:background-color="#FFFFFF" fo:language="en" fo:country="GB"/>
    </style:style>
    <style:style style:name="T72"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73" style:parent-style-name="Strong" style:family="text">
      <style:text-properties style:font-name="Calibri" style:font-name-complex="Calibri" fo:color="#333333" fo:font-size="10pt" style:font-size-asian="10pt" style:font-size-complex="10pt" fo:background-color="#FFFFFF" fo:language="en" fo:country="GB"/>
    </style:style>
    <style:style style:name="T74"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T75" style:parent-style-name="Strong" style:family="text">
      <style:text-properties style:font-name="Calibri" style:font-name-complex="Calibri" fo:color="#333333" fo:font-size="10pt" style:font-size-asian="10pt" style:font-size-complex="10pt" fo:background-color="#FFFFFF" fo:language="en" fo:country="GB"/>
    </style:style>
    <style:style style:name="T76" style:parent-style-name="DefaultParagraphFont" style:family="text">
      <style:text-properties style:font-name="Calibri" style:font-name-complex="Calibri" fo:color="#333333" fo:font-size="10pt" style:font-size-asian="10pt" style:font-size-complex="10pt" fo:background-color="#FFFFFF" fo:language="en" fo:country="GB"/>
    </style:style>
    <style:style style:name="P77" style:parent-style-name="Normal" style:family="paragraph">
      <style:text-properties style:font-name="Calibri" style:font-name-complex="Calibri" fo:font-size="10pt" style:font-size-asian="10pt" style:font-size-complex="10pt" fo:language="en" fo:country="GB"/>
    </style:style>
    <style:style style:name="T78" style:parent-style-name="DefaultParagraphFont" style:family="text">
      <style:text-properties style:font-name="Calibri" style:font-name-complex="Calibri" fo:font-size="10pt" style:font-size-asian="10pt" style:font-size-complex="10pt" fo:background-color="#FFFF00" fo:language="en" fo:country="GB"/>
    </style:style>
    <style:style style:name="T79" style:parent-style-name="DefaultParagraphFont" style:family="text">
      <style:text-properties style:font-name="Calibri" style:font-name-complex="Calibri" fo:font-size="10pt" style:font-size-asian="10pt" style:font-size-complex="10pt" fo:language="en" fo:country="GB"/>
    </style:style>
    <style:style style:name="T80" style:parent-style-name="DefaultParagraphFont" style:family="text">
      <style:text-properties style:font-name="Calibri" style:font-name-complex="Calibri" fo:font-size="10pt" style:font-size-asian="10pt" style:font-size-complex="10pt" fo:language="en" fo:country="GB"/>
    </style:style>
    <style:style style:name="T81" style:parent-style-name="DefaultParagraphFont" style:family="text">
      <style:text-properties style:font-name="Calibri" style:font-name-complex="Calibri" fo:font-size="10pt" style:font-size-asian="10pt" style:font-size-complex="10pt" fo:language="en" fo:country="GB"/>
    </style:style>
    <style:style style:name="T82" style:parent-style-name="DefaultParagraphFont" style:family="text">
      <style:text-properties style:font-name="Calibri" style:font-name-complex="Calibri" fo:font-size="10pt" style:font-size-asian="10pt" style:font-size-complex="10pt" fo:language="en" fo:country="GB"/>
    </style:style>
    <style:style style:name="T83" style:parent-style-name="DefaultParagraphFont" style:family="text">
      <style:text-properties style:font-name="Calibri" style:font-name-complex="Calibri" fo:font-size="10pt" style:font-size-asian="10pt" style:font-size-complex="10pt" fo:language="en" fo:country="GB"/>
    </style:style>
    <style:style style:name="T84" style:parent-style-name="DefaultParagraphFont" style:family="text">
      <style:text-properties style:font-name="Calibri" style:font-name-complex="Calibri" fo:font-size="10pt" style:font-size-asian="10pt" style:font-size-complex="10pt" fo:language="en" fo:country="GB"/>
    </style:style>
    <style:style style:name="T85" style:parent-style-name="DefaultParagraphFont" style:family="text">
      <style:text-properties style:font-name="Calibri" style:font-name-complex="Calibri" fo:font-size="10pt" style:font-size-asian="10pt" style:font-size-complex="10pt" fo:language="en" fo:country="GB"/>
    </style:style>
    <style:style style:name="P86" style:parent-style-name="Normal" style:family="paragraph">
      <style:text-properties fo:language="en" fo:country="GB"/>
    </style:style>
  </office:automatic-styles>
  <office:body>
    <office:text text:use-soft-page-breaks="true">
      <text:p text:style-name="P1">RR – ORAL</text:p>
      <text:p text:style-name="P2">INTRODUCTION</text:p>
      <text:p text:style-name="Normal"><text:span text:style-name="T3">There exist a famous economic theory based on 30 studies (time-series) that an increase in the minimum wage leads to a reduction in low-wage jobs. It is summarised that a 10% increase in the minimum wage leads to a 1-3% reduction in the youth employment rate. But in contrast, more recent studies based on cross-sectional<text:s/></text:span><text:span text:style-name="T4">found the employment effects of the minimum wage to be negligible or even slightly positive.</text:span></text:p>
      <text:p text:style-name="Normal"><text:span text:style-name="T5">So<text:s/></text:span><text:span text:style-name="T6">i</text:span><text:span text:style-name="T7">n view of this opposition between time-series and cross-sectional studies, it is important to assess the validity of time-series estimates.<text:s/></text:span></text:p>
      <text:p text:style-name="Normal"><text:span text:style-name="T8">That’s why we reproduce the meta-analysis on Card and Alan Krueger. Their study show that the </text:span><text:span text:style-name="T9">“t-ratios” of the different studies are negatively correlated</text:span><text:span text:style-name="T10"> with the sample sizes. So maybe times-series literature has probably been affected by a combination of </text:span><text:span text:style-name="T11">publication biases.</text:span></text:p>
      <text:p text:style-name="Normal"><text:span text:style-name="T12">PUBLICATION BIAS</text:span></text:p>
      <text:p text:style-name="P13">It has long been argued that academic journals tend to publish articles with results that are “statistically significant”.</text:p>
      <text:p text:style-name="P14">Furthermore, a statistical<text:s/>analysis is more decisive if the null hypothesis of zero is rejected.</text:p>
      <text:p text:style-name="P15">There is therefore a natural tendency for reviewers and editors to look more favourably on studies with statistically significant results.</text:p>
      <text:p text:style-name="P16">In the case of the minimum wage, economists have a strong theoretical presumption that an increase in the minimum wage will decrease employment.<text:s/>This presumption points to two sources of publication bias.</text:p>
      <text:list text:style-name="LFO1" text:continue-numbering="true">
        <text:list-item>
          <text:p text:style-name="P17">First, reviewers and editors may be predisposed to accept articles that show a “significant negative effect” of the minimum wage.</text:p>
        </text:list-item>
        <text:list-item>
          <text:p text:style-name="P18">Second, researchers may use the criterion of a significant negative effect on employment as a guide in choosing their empirical specifications.</text:p>
        </text:list-item>
      </text:list>
      <text:p text:style-name="Normal"><text:span text:style-name="T19">META – ANALYSIS</text:span></text:p>
      <text:p text:style-name="P20">Meta-analysis is the quantitative analysis of a set of<text:s/>studies.<text:s/>This technique is used to summarise a set of related studies, to assess the reliability of the results and to test for publication bias.</text:p>
      <text:p text:style-name="P21">In the case of time series studies on the minimum wage, a test for publication bias makes sense in view of the<text:s/>more recent studies that use more data.</text:p>
      <text:p text:style-name="P22">The more recent studies use up to twice as many observations as the early studies; this doubling of the sample size should reduce the standard error of the estimated employment effect.</text:p>
      <text:p text:style-name="P23">So we can ask ourselves -<text:s/>What could prevent this increase ?</text:p>
      <text:p text:style-name="P24">One explanation is a<text:s/>structural change that could alter the statistical<text:s/>model ; for example<text:s/>if the effect of the minimum wage has weakened over time.</text:p>
      <text:p text:style-name="Normal"><text:span text:style-name="T25">RESULTS</text:span></text:p>
      <text:p text:style-name="P26"><text:span text:style-name="T27">Okay so now, in the study of Card and Alan Krueger we want to verify is a publication bias exist. The study include 15 studies, 12 published before 1981 and three more recent ones. For start it’s important to know that: t</text:span><text:span text:style-name="T28">he original data was not provided by the authors.</text:span></text:p>
      <text:p text:style-name="P29"><text:span text:style-name="T30">In the board you can see alle the data we use to reproduce their “meta-analysis”. And with this data<text:s/></text:span><text:span text:style-name="T31">we were able to reproduce Figure 1 from this meta-analysis identically.</text:span></text:p>
      <text:soft-page-break/>
      <text:p text:style-name="P32">The Figure 1 illustrates the relationship between the value of the “t-ratio” of each study and the square root of the study’s degrees of freedom. Each point on the graph refers to the study mentioned in the note to the figure. In addition, you can also see the fitted regression line.</text:p>
      <text:p text:style-name="P33"><text:span text:style-name="T34">Thus, we see that contrary to the expected the graph shows a downward sloping line. Furthermore, </text:span><text:span text:style-name="T35">Iden’s</text:span><text:span text:style-name="T36"> 1980 study the 7 point is clearly an </text:span><text:span text:style-name="T37">outlier</text:span><text:span text:style-name="T38">. Now you can see the Table.1, the multivariate descriptive regression correlated with the sample size. In this regression the dependent variable is the “logarithm of ratio t”.</text:span></text:p>
      <text:p text:style-name="P39"><text:span text:style-name="T40">But to respect the sampling theory, the study adds a dummy variable equal to 1 in several cases. In </text:span><text:span text:style-name="T41">Table 1</text:span><text:span text:style-name="T42"> (as suggested in Figure 1) there is a </text:span><text:span text:style-name="T43">negative relationship</text:span><text:span text:style-name="T44"> between the “t-ratios” and the degrees of freedom.</text:span></text:p>
      <text:p text:style-name="P45">But when we reproduce this table, we got a problem because one variable was not identifiable and missing in all study the subset of teenagers. That why, we cannot finish to reproduce and to prove the table specification ii and iii. Despite this, it does not change the interpretation of the graph. Other estimates based on other subset exist but all have the same result, negative effect.</text:p>
      <text:p text:style-name="P46">IS THE T RATIO ALWAYS 2?</text:p>
      <text:p text:style-name="P47"><text:span text:style-name="T48">In this study another type of </text:span><text:span text:style-name="T49">meta-analysis</text:span><text:span text:style-name="T50"> relates the magnitude of the coefficient to its estimated standard error. In this case, there is a publication bias with an absolute “t-ratio” greater than 2.</text:span></text:p>
      <text:p text:style-name="P51"><text:span text:style-name="T52">From this study, we obtain </text:span><text:span text:style-name="T53">Figure 2</text:span><text:span text:style-name="T54">, which presents the </text:span><text:span text:style-name="T55">dispersion of the absolute value of the minimum wage effects</text:span><text:span text:style-name="T56"> with respect to their standard error but also a line corresponding to 2 times the standard error.</text:span></text:p>
      <text:p text:style-name="P57">We were able to reproduce Figure 2 from this meta-analysis identically. We can see that study 9 and 15 are well below the line and study 7 well above the line.</text:p>
      <text:p text:style-name="Normal"><text:span text:style-name="T58">CONCLUSION</text:span><text:span text:style-name="T59"><text:s/></text:span></text:p>
      <text:p text:style-name="P60">We may ask -<text:s/>What could explain the combined tendency of t-ratios to decrease with sample size and t-ratios to equal 2, regardless of the size of the estimated minimum wage effect?</text:p>
      <text:p text:style-name="P61">One possibility is<text:s/>again a<text:s/>structural change<text:s/>where<text:s/>the real<text:s/>effect of the minimum wage may have declined over time and at a faster rate than the decline in the estimated standard error.</text:p>
      <text:p text:style-name="P62">A more plausible explanation for these results is that studies<text:s/>have been affected by specification and publication biases, induced by the tendencies of editors and authors to look for negative and statistically significant estimates of the effect of wages on employment.</text:p>
      <text:p text:style-name="P63">The main conclusion is that researchers may need to temper the<text:s/>conclusions<text:s/>they draw from a body of published studies<text:s/>that seems to point to a particular conclusion.</text:p>
      <text:p text:style-name="P64">The authors therefore conclude in this study that there is a negative relationship between an increase in the minimum wage and a decrease in the employment rate. However, more recent studies show that this relationship is much less pronounced and even no longer exists.</text:p>
      <text:p text:style-name="Normal"><text:span text:style-name="T65">NEW DATA</text:span><text:span text:style-name="T66"><text:s/></text:span></text:p>
      <text:p text:style-name="P67">We<text:s/>introduced new studies by Jared Bernstein and John Schmitt from June 2000 and Paul Wolfon from 1998<text:s/>(Nineteen Nighty eight). With those studies we were able to update the graphs to see and interpret the differences.</text:p>
      <text:p text:style-name="P68">It can be seen that in this figure 3<text:s/>– with the new data –, the slope of the line is much less pronounced, leading to a much smaller negative relationship.</text:p>
      <text:p text:style-name="Normal"><text:span text:style-name="T69">It</text:span><text:span text:style-name="T70"><text:s/>can be said that thanks to this new study of </text:span><text:span text:style-name="T71">Jared Bernstein and John Schmitt</text:span><text:span text:style-name="T72"> which represents the extension of the basic model, gives a statistically insignificant coefficient of </text:span><text:span text:style-name="T73">-0.061</text:span><text:span text:style-name="T74">. So a 10% increase in the minimum wage would decrease the employment rate of teenagers by less than 1%. And in Paul Wolfon’s study that proposes a new model in which the results are systematically lower than those of the basic model and are therefore not statistically significant - the non-significant coefficient is </text:span><text:span text:style-name="T75">-0.032</text:span><text:span text:style-name="T76">.</text:span></text:p>
      <text:p text:style-name="P77"/>
      <text:p text:style-name="Normal"><text:span text:style-name="T78">In</text:span><text:span text:style-name="T79"><text:s/>this analysis of Jared Bernstein and John Schmitt, they conclude that<text:s/></text:span><text:span text:style-name="T80">increases in the<text:s/></text:span><text:span text:style-name="T81">minimum wage<text:s/></text:span><text:span text:style-name="T82">do not lower the employment rate and<text:s/></text:span><text:span text:style-name="T83">do not<text:s/></text:span><text:span text:style-name="T84">exclude low-wage workers from the labour market. Indeed, the negative effects never exceed the level where</text:span><text:span text:style-name="T85"><text:s/>the benefits for low-wage workers would be outweighed by their costs in terms of job losses. This policy of increasing the minimum wage even helps many minority groups in the US.</text:span></text:p>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style:language-complex="ar" style:country-complex="MA"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zh" style:country-asian="CN" style:language-complex="ar" style:country-complex="SA"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gathe Zekad</meta:initial-creator>
    <dc:creator>Agathe Zekad</dc:creator>
    <meta:creation-date>2022-05-31T19:19:00Z</meta:creation-date>
    <dc:date>2022-05-31T20:16:00Z</dc:date>
    <meta:template xlink:href="Normal" xlink:type="simple"/>
    <meta:editing-cycles>14</meta:editing-cycles>
    <meta:editing-duration>PT3240S</meta:editing-duration>
    <meta:document-statistic meta:page-count="3" meta:paragraph-count="14" meta:word-count="1104" meta:character-count="7162" meta:row-count="50" meta:non-whitespace-character-count="6072"/>
  </office:meta>
</office:document-meta>
</file>